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72bf44"/>
      <style:text-properties fo:color="#000000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fo:background-color="transparent"/>
      <style:text-properties fo:color="#ce181e"/>
    </style:style>
    <style:style style:name="ce8" style:family="table-cell" style:parent-style-name="Default">
      <style:text-properties fo:color="#ed1c2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71.94mm" svg:y="10.03mm">
            <draw:object draw:notify-on-update-of-ranges="Sheet1.A3:Sheet1.A34 Sheet1.L3:Sheet1.L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table:style-name="Default"/>
          <table:table-cell office:value-type="string" calcext:value-type="string">
            <text:p>1.834-1.83435</text:p>
          </table:table-cell>
          <table:table-cell office:value-type="string" calcext:value-type="string">
            <text:p>1.83435-1.8347</text:p>
          </table:table-cell>
          <table:table-cell office:value-type="string" calcext:value-type="string">
            <text:p>1.8347-1.8350</text:p>
          </table:table-cell>
          <table:table-cell office:value-type="string" calcext:value-type="string">
            <text:p>1.8350-1.83535</text:p>
          </table:table-cell>
          <table:table-cell office:value-type="string" calcext:value-type="string">
            <text:p>1.83535-1.8357</text:p>
          </table:table-cell>
          <table:table-cell office:value-type="string" calcext:value-type="string">
            <text:p>1.8357-1.8360</text:p>
          </table:table-cell>
          <table:table-cell office:value-type="string" calcext:value-type="string">
            <text:p>1.8360-1.8363</text:p>
          </table:table-cell>
          <table:table-cell office:value-type="string" calcext:value-type="string">
            <text:p>1.8363-1.8366</text:p>
          </table:table-cell>
          <table:table-cell office:value-type="string" calcext:value-type="string">
            <text:p>1.8366-1.8369</text:p>
          </table:table-cell>
          <table:table-cell office:value-type="string" calcext:value-type="string">
            <text:p>1.8369-1.8372</text:p>
          </table:table-cell>
          <table: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275" calcext:value-type="float">
            <text:p>275</text:p>
          </table:table-cell>
          <table:table-cell office:value-type="float" office:value="236" calcext:value-type="float">
            <text:p>236</text:p>
          </table:table-cell>
          <table:table-cell office:value-type="float" office:value="257" calcext:value-type="float">
            <text:p>257</text:p>
          </table:table-cell>
          <table:table-cell office:value-type="float" office:value="215" calcext:value-type="float">
            <text:p>215</text:p>
          </table:table-cell>
          <table:table-cell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SUM([.B3:.K3])"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20" calcext:value-type="float">
            <text:p>220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4:.K4]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:.K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182" calcext:value-type="float">
            <text:p>1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K6])" office:value-type="float" office:value="263" calcext:value-type="float">
            <text:p>26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7:.K7]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SUM([.B8:.K8])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SUM([.B9:.K9]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SUM([.B10:.K10]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K11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2:.K12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3:.K1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B14:.K14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K1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B16:.K1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K17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B18:.K1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K1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0:.K20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K21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2:.K2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B23:.K23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4:.K2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5:.K2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6:.K2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27:.K27])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8:.K28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9:.K29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0:.K3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1:.K31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2:.K32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3:.K3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4:.K34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1:01:58.917775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20:27:19.204414349</meta:creation-date>
    <meta:generator>LibreOffice/6.0.7.3$Linux_X86_64 LibreOffice_project/00m0$Build-3</meta:generator>
    <dc:date>2021-05-09T01:04:25.603218507</dc:date>
    <meta:editing-duration>PT4H42M1S</meta:editing-duration>
    <meta:editing-cycles>17</meta:editing-cycles>
    <meta:document-statistic meta:table-count="1" meta:cell-count="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3:Sheet1.A34 Sheet1.L3:Sheet1.L34" chart:data-source-has-labels="column" svg:x="1.331cm" svg:y="0.18cm" svg:width="14.349cm" svg:height="7.659cm">
          <chartooo:coordinate-region svg:x="2.323cm" svg:y="0.379cm" svg:width="13.357cm" svg:height="6.813cm"/>
          <chart:axis chart:dimension="x" chart:name="primary-x" chart:style-name="ch3" chartooo:axis-type="auto">
            <chartooo:date-scale/>
            <chart:title svg:x="7.945cm" svg:y="8.019cm" chart:style-name="ch4">
              <text:p>Length</text:p>
            </chart:title>
            <chart:categories table:cell-range-address="Sheet1.A3:Sheet1.A34"/>
          </chart:axis>
          <chart:axis chart:dimension="y" chart:name="primary-y" chart:style-name="ch5">
            <chart:title svg:x="0.451cm" svg:y="5.058cm" chart:style-name="ch6">
              <text:p>Freq of length</text:p>
            </chart:title>
            <chart:grid chart:style-name="ch7" chart:class="major"/>
          </chart:axis>
          <chart:series chart:style-name="ch8" chart:values-cell-range-address="Sheet1.L3:Sheet1.L34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34</svg:desc>
                </draw:g>
              </table:table-cell>
              <table:table-cell office:value-type="float" office:value="1848">
                <text:p>1848</text:p>
                <draw:g>
                  <svg:desc>Sheet1.L3:Sheet1.L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